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11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15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16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19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20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21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28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0f74de" officeooo:paragraph-rsid="00b13649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46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47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48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49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50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51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52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53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54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55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adf605"/>
    </style:style>
    <style:style style:name="T13" style:family="text">
      <style:text-properties officeooo:rsid="00afb347"/>
    </style:style>
    <style:style style:name="T14" style:family="text">
      <style:text-properties officeooo:rsid="00b136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10"><text:soft-page-break/>もくじ</text:p>
      <text:p text:style-name="P4"/>
      <text:list xml:id="list2476055965" text:style-name="L1">
        <text:list-item>
          <text:p text:style-name="P22">ログイン</text:p>
        </text:list-item>
        <text:list-item>
          <text:p text:style-name="P22">終了</text:p>
        </text:list-item>
        <text:list-item>
          <text:p text:style-name="P23">ユーザーの追加</text:p>
        </text:list-item>
        <text:list-item>
          <text:p text:style-name="P24">ユーザーの削除</text:p>
        </text:list-item>
        <text:list-item>
          <text:p text:style-name="P22">ユーザー：ホストの一覧</text:p>
        </text:list-item>
        <text:list-item>
          <text:p text:style-name="P22">データベースの作成</text:p>
        </text:list-item>
        <text:list-item>
          <text:p text:style-name="P22">データベースの削除</text:p>
        </text:list-item>
        <text:list-item>
          <text:p text:style-name="P22">ユーザーに権限を与える</text:p>
        </text:list-item>
        <text:list-item>
          <text:p text:style-name="P22">データベースの指定</text:p>
        </text:list-item>
        <text:list-item>
          <text:p text:style-name="P22">データベース一覧表示</text:p>
        </text:list-item>
        <text:list-item>
          <text:p text:style-name="P22">テーブル一覧表示</text:p>
        </text:list-item>
        <text:list-item>
          <text:p text:style-name="P26">SQLのルール</text:p>
        </text:list-item>
        <text:list-item>
          <text:p text:style-name="P26">テーブルの作成</text:p>
        </text:list-item>
        <text:list-item>
          <text:p text:style-name="P27">テーブルの削除</text:p>
        </text:list-item>
        <text:list-item>
          <text:p text:style-name="P27">テーブル名の変更</text:p>
        </text:list-item>
        <text:list-item>
          <text:p text:style-name="P27">テーブル定義の変更</text:p>
        </text:list-item>
        <text:list-item>
          <text:p text:style-name="P27">テーブルへのデータ登録</text:p>
        </text:list-item>
        <text:list-item>
          <text:p text:style-name="P29"><text:soft-page-break/>列を出力する</text:p>
        </text:list-item>
        <text:list-item>
          <text:p text:style-name="P29">列に別名をつける</text:p>
        </text:list-item>
        <text:list-item>
          <text:p text:style-name="P29">定数の出力</text:p>
        </text:list-item>
        <text:list-item>
          <text:p text:style-name="P29">結果から重複業を省く</text:p>
        </text:list-item>
        <text:list-item>
          <text:p text:style-name="P29">行の選択</text:p>
        </text:list-item>
        <text:list-item>
          <text:p text:style-name="P29">コメント</text:p>
          <text:p text:style-name="P25"/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16">1.ログイン</text:p>
      <text:p text:style-name="P11"/>
      <text:p text:style-name="P6">$ mysql -u root -p</text:p>
      <text:p text:style-name="P6"/>
      <text:p text:style-name="P6">※-pはパスワード入力のオプション</text:p>
      <text:p text:style-name="P6"/>
      <text:p text:style-name="P6"/>
      <text:p text:style-name="P6"/>
      <text:p text:style-name="P17"><text:span text:style-name="T1">2</text:span>.終了</text:p>
      <text:p text:style-name="P12"/>
      <text:p text:style-name="P6">&gt; \q;<text:tab/>又は、 &gt; quit;</text:p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1">3</text:span>.ユーザーの追加</text:p>
      <text:p text:style-name="P12"/>
      <text:p text:style-name="P6">&gt; CREATE USER ユーザー名 IDENTIFIED BY ‘パスワード’;</text:p>
      <text:p text:style-name="P6"/>
      <text:p text:style-name="P6"/>
      <text:p text:style-name="P5"/>
      <text:p text:style-name="P5"/>
      <text:p text:style-name="P17"><text:span text:style-name="T1">4</text:span>.ユーザーの削除</text:p>
      <text:p text:style-name="P12"><text:soft-page-break/></text:p>
      <text:p text:style-name="P6">&gt; DROP USER ユーザー名@ホスト名（ホスト名省略可);</text:p>
      <text:p text:style-name="P6"/>
      <text:p text:style-name="P6"/>
      <text:p text:style-name="P6"/>
      <text:p text:style-name="P17"><text:span text:style-name="T1">5</text:span>.ユーザー・ホストの一覧</text:p>
      <text:p text:style-name="P12"/>
      <text:p text:style-name="P6">&gt; SELECT user, host FROM mysql.user;</text:p>
      <text:p text:style-name="P6"/>
      <text:p text:style-name="P17"><text:span text:style-name="T1">6</text:span>.データベースの作成</text:p>
      <text:p text:style-name="P12"/>
      <text:p text:style-name="P6">&gt; <text:span text:style-name="T2">CREATE</text:span> <text:span text:style-name="T2">DATABASE</text:span> データベース名;</text:p>
      <text:p text:style-name="P6"/>
      <text:p text:style-name="P6"/>
      <text:p text:style-name="P19"><text:span text:style-name="T3">7</text:span>.データベースの削除</text:p>
      <text:p text:style-name="P14"/>
      <text:p text:style-name="P7">&gt; <text:span text:style-name="T3">DROP DATABASE</text:span> データベース名;</text:p>
      <text:p text:style-name="P6"/>
      <text:p text:style-name="P6"/>
      <text:p text:style-name="P6"/>
      <text:p text:style-name="P17"><text:span text:style-name="T3">8</text:span>.ユーザーに権限を与える</text:p>
      <text:p text:style-name="P12"/>
      <text:p text:style-name="P6">&gt; <text:span text:style-name="T2">GRANT 権限 ON データベース名.* TO ユーザー名;</text:span></text:p>
      <text:p text:style-name="P6"/>
      <text:p text:style-name="P6">例: <text:span text:style-name="T2">&gt; GRANT ALL ON test_db.* TO test_user; </text:span></text:p>
      <text:p text:style-name="P6"/>
      <text:p text:style-name="P6"/>
      <text:p text:style-name="P18"><text:span text:style-name="T3">9</text:span>.データベースの指定</text:p>
      <text:p text:style-name="P13"/>
      <text:p text:style-name="P8">&gt; <text:span text:style-name="T2">USE データベース名;</text:span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0"><text:span text:style-name="T4">10</text:span>.データベース一覧表示</text:p>
      <text:p text:style-name="P15"/>
      <text:p text:style-name="P9">&gt; <text:span text:style-name="T4">SHOW DATABASES;</text:span></text:p>
      <text:p text:style-name="P9"/>
      <text:p text:style-name="P9"/>
      <text:p text:style-name="P9"/>
      <text:p text:style-name="P20"><text:span text:style-name="T4">11</text:span>.テーブル一覧表示</text:p>
      <text:p text:style-name="P15"/>
      <text:p text:style-name="P9">&gt; <text:span text:style-name="T4">SHOW TABLES FROM データベース名;</text:span></text:p>
      <text:p text:style-name="P9"/>
      <text:p text:style-name="P9"/>
      <text:p text:style-name="P9"/>
      <text:p text:style-name="P45"><text:span text:style-name="T4">12</text:span>.<text:span text:style-name="T5">SQLのルール</text:span></text:p>
      <text:p text:style-name="P51"/>
      <text:p text:style-name="P31">・<text:span text:style-name="T5">SQL文はセミコロン(;)で終わる。</text:span></text:p>
      <text:p text:style-name="P31"/>
      <text:p text:style-name="P31">・キーワードの大文字・小文字は区別されない。</text:p>
      <text:p text:style-name="P31"><text:tab/>個人ルールとして、</text:p>
      <text:p text:style-name="P31"><text:tab/>・キーワードは大文字</text:p>
      <text:p text:style-name="P31"><text:tab/>・テーブル名は頭文字のみ大文字</text:p>
      <text:p text:style-name="P31"><text:tab/>・そのほか（列名など）は小文字</text:p>
      <text:p text:style-name="P31"/>
      <text:p text:style-name="P31">・文字列と日付の定数はシングルクォーテーション<text:span text:style-name="T5">(‘)で囲む。</text:span></text:p>
      <text:p text:style-name="P31">・数値の定数は囲まない（数値だけ書く<text:span text:style-name="T5">)。</text:span></text:p>
      <text:p text:style-name="P3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31"/>
      <text:p text:style-name="P31">・単語の間を半角スペース、または改行で区切る。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9"/>
      <text:p text:style-name="P45"><text:span text:style-name="T4">13</text:span>.テーブルの作成</text:p>
      <text:p text:style-name="P51"/>
      <text:p text:style-name="P31">&gt; <text:span text:style-name="T5">CREATE TABLE &lt;テーブル名&gt;</text:span></text:p>
      <text:p text:style-name="P34">(&lt;列名１&gt; &lt;データ型&gt; &lt;この列の制約&gt;,</text:p>
      <text:p text:style-name="P34"><text:s text:c="2"/>&lt;列名２&gt; &lt;データ型&gt; &lt;この列の制約&gt;,</text:p>
      <text:p text:style-name="P34"><text:s text:c="2"/>&lt;列名３<text:span text:style-name="T6">&gt; &lt;データ型&gt; &lt;この列の制約&gt;,</text:span></text:p>
      <text:p text:style-name="P34"><text:s text:c="2"/><text:span text:style-name="T6">&lt;列名４&gt; &lt;データ型&gt; &lt;この列の制約&gt;,</text:span></text:p>
      <text:p text:style-name="P34"><text:tab/><text:tab/><text:tab/>・</text:p>
      <text:p text:style-name="P34"><text:tab/><text:tab/><text:tab/>・</text:p>
      <text:p text:style-name="P34"><text:tab/><text:tab/><text:tab/>・</text:p>
      <text:p text:style-name="P35">&lt;このテーブルの制約１&gt;, &lt;このテーブルの制約２&gt;, …);</text:p>
      <text:p text:style-name="P35"/>
      <text:p text:style-name="P35"/>
      <text:p text:style-name="P35"/>
      <text:p text:style-name="P35">・命名ルール（使える文字）</text:p>
      <text:p text:style-name="P35"><text:tab/>・半角のアルファベット（名前の最初は、必ずこれで）</text:p>
      <text:p text:style-name="P35"><text:tab/>・半角の数字</text:p>
      <text:p text:style-name="P35"><text:tab/>・アンダーバー（_）</text:p>
      <text:p text:style-name="P35"><text:tab/>・名前の重複不可</text:p>
      <text:p text:style-name="P6"/>
      <text:p text:style-name="P6">・データ型</text:p>
      <text:p text:style-name="P6"><text:tab/>・<text:span text:style-name="T6">INTEGER型：整数型（小数は入れられない）</text:span></text:p>
      <text:p text:style-name="P6"><text:tab/>・<text:span text:style-name="T6">CHAR型：固定文字列型</text:span></text:p>
      <text:p text:style-name="P6"><text:tab/><text:tab/><text:span text:style-name="T6">CHAR(文字数)：指定した文字数を入れられる。</text:span></text:p>
      <text:p text:style-name="P6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6"><text:tab/>・<text:span text:style-name="T6">VARCHAR型：可変長文字列型</text:span></text:p>
      <text:p text:style-name="P6"><text:tab/><text:tab/><text:span text:style-name="T6">VAECHAR(文字数)：指定した文字数を入れられる。</text:span></text:p>
      <text:p text:style-name="P6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6"><text:tab/>・<text:span text:style-name="T6">DATE型：日付（年月日）を入れる</text:span></text:p>
      <text:p text:style-name="P6"><text:tab/><text:tab/>例：‘<text:span text:style-name="T7">2020-05-12’</text:span></text:p>
      <text:p text:style-name="P6"/>
      <text:p text:style-name="P6">・制約の設定</text:p>
      <text:p text:style-name="P6"><text:soft-page-break/><text:tab/>・<text:span text:style-name="T7">NOT NULL：列の制約に設定すると、必ずデータが入っていな<text:tab/><text:tab/><text:tab/> <text:s text:c="5"/>ければならない制約となる。</text:span></text:p>
      <text:p text:style-name="P6"/>
      <text:p text:style-name="P6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6"><text:tab/><text:tab/><text:tab/><text:tab/><text:tab/>別名（主キー制約）</text:p>
      <text:p text:style-name="P6"/>
      <text:p text:style-name="P6"/>
      <text:p text:style-name="P6"/>
      <text:p text:style-name="P6"/>
      <text:p text:style-name="P6"/>
      <text:p text:style-name="P46"><text:span text:style-name="T4">14</text:span>.テーブルの削除</text:p>
      <text:p text:style-name="P52"/>
      <text:p text:style-name="P33">&gt; <text:span text:style-name="T8">DROP TABLE &lt;テーブル名&gt;;</text:span></text:p>
      <text:p text:style-name="P33"><text:tab/><text:span text:style-name="T9">※削除したテーブルは、復活できない!!!</text:span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46"><text:span text:style-name="T4">15</text:span>.テーブル名の変更</text:p>
      <text:p text:style-name="P52"/>
      <text:p text:style-name="P42">&gt; RENAME TABLE &lt;変更前テーブル名&gt; TO &lt;変更後テーブル名&gt;;</text:p>
      <text:p text:style-name="P5"/>
      <text:p text:style-name="P5"/>
      <text:p text:style-name="P47"><text:span text:style-name="T4">16</text:span>.テーブル定義の変更</text:p>
      <text:p text:style-name="P53"/>
      <text:p text:style-name="P36">・列の追加</text:p>
      <text:p text:style-name="P36">&gt; ALTER TABLE &lt;テーブル名&gt; ADD COLUMN &lt;列の定義&gt;;</text:p>
      <text:p text:style-name="P36"/>
      <text:p text:style-name="P36">・列の削除</text:p>
      <text:p text:style-name="P36">&gt; ALTER TABLE &lt;テーブル名&gt; DROP COLUMN &lt;列名&gt;;</text:p>
      <text:p text:style-name="P36"/>
      <text:p text:style-name="P36"/>
      <text:p text:style-name="P36"/>
      <text:p text:style-name="P47"><text:span text:style-name="T4">17</text:span>.テーブルへのデータ登録</text:p>
      <text:p text:style-name="P53"><text:soft-page-break/></text:p>
      <text:p text:style-name="P42">&gt; START TRANSACTION;<text:tab/>--データ登録開始</text:p>
      <text:p text:style-name="P42"/>
      <text:p text:style-name="P42">&gt; INSERT INTO &lt;テーブル名&gt; VALUES (‘&lt;データ1-1&gt;’, &lt;データ1-2&gt;, …);</text:p>
      <text:p text:style-name="P42">&gt; INSERT INTO &lt;テーブル名&gt; VALUES (‘&lt;データ2-1&gt;’,&lt;デー<text:tab/>タ2-2&gt;,…);</text:p>
      <text:p text:style-name="P42"/>
      <text:p text:style-name="P42">&gt; COMMIT;<text:tab/><text:tab/>--データ登録確定</text:p>
      <text:p text:style-name="P42"/>
      <text:p text:style-name="P48"><text:span text:style-name="T4">18</text:span>.列を出力する</text:p>
      <text:p text:style-name="P54"/>
      <text:p text:style-name="P37">・列の出力</text:p>
      <text:p text:style-name="P37">&gt; <text:span text:style-name="T12">SELECT &lt;列名１&gt;, &lt;列名２&gt;, …</text:span></text:p>
      <text:p text:style-name="P37"><text:tab/><text:span text:style-name="T12">&gt; FROM &lt;テーブル名&gt;;</text:span></text:p>
      <text:p text:style-name="P37"/>
      <text:p text:style-name="P37">・すべての列を出力</text:p>
      <text:p text:style-name="P37">&gt; <text:span text:style-name="T12">SELECT *</text:span></text:p>
      <text:p text:style-name="P37"><text:tab/><text:span text:style-name="T12">&gt; FROM &lt;テーブル名&gt;;</text:span></text:p>
      <text:p text:style-name="P40"/>
      <text:p text:style-name="P56"/>
      <text:p text:style-name="P48"><text:span text:style-name="T4">19</text:span>.列の別名をつける</text:p>
      <text:p text:style-name="P54"/>
      <text:p text:style-name="P57">&gt; SELECT &lt;列名１&gt; AS &lt;別名１&gt;,</text:p>
      <text:p text:style-name="P57"><text:tab/>&gt; &lt;列名２&gt; AS &lt;別名２&gt;</text:p>
      <text:p text:style-name="P57"><text:tab/>&gt; FROM &lt;テーブル名&gt;;</text:p>
      <text:p text:style-name="P57"/>
      <text:p text:style-name="P58">例：&gt; SELECT shohin_id AS id,</text:p>
      <text:p text:style-name="P58"><text:tab/>&gt; shohin_mei AS “商品名”</text:p>
      <text:p text:style-name="P58"><text:tab/>&gt; FROM &lt;テーブル名&gt;;</text:p>
      <text:p text:style-name="P57"/>
      <text:p text:style-name="P57"><text:span text:style-name="T9">※別名に日本語を使う場合は、ダブルクォーテーション</text:span><text:span text:style-name="T11">(“)で括る</text:span><text:span text:style-name="T13">。</text:span></text:p>
      <text:p text:style-name="P57"/>
      <text:p text:style-name="P57"/>
      <text:p text:style-name="P57"/>
      <text:p text:style-name="P49"><text:soft-page-break/><text:span text:style-name="T13">20</text:span>.定数の出力</text:p>
      <text:p text:style-name="P43"/>
      <text:p text:style-name="P43">・テーブルに入力されていない定数を、出力する</text:p>
      <text:p text:style-name="P43">&gt; SELECT &lt;列名1&gt; AS &lt;定数１&gt;,</text:p>
      <text:p text:style-name="P43"><text:tab/>&gt; &lt;列名２&gt; AS &lt;定数２&gt;</text:p>
      <text:p text:style-name="P43"><text:tab/>&gt; FROM &lt;テーブル名&gt;</text:p>
      <text:p text:style-name="P43"/>
      <text:p text:style-name="P43">・使える定数</text:p>
      <text:p text:style-name="P43"><text:tab/>・文字列定数：’&lt;文字列&gt;’</text:p>
      <text:p text:style-name="P43"><text:tab/>・数値定数：1 <text:tab/>--シングルクォーテーションはいらない</text:p>
      <text:p text:style-name="P43"><text:tab/>・日付定数：’2020-05-12’</text:p>
      <text:p text:style-name="P43"/>
      <text:p text:style-name="P43"/>
      <text:p text:style-name="P43"/>
      <text:p text:style-name="P50"><text:span text:style-name="T14">21</text:span>.結果から重複行を省く</text:p>
      <text:p text:style-name="P55"/>
      <text:p text:style-name="P44">&gt; SELECT DISTINCT &lt;列名１&gt;, &lt;列名２&gt;, …</text:p>
      <text:p text:style-name="P44"><text:tab/>&gt; FROM &lt;テーブル名&gt;</text:p>
      <text:p text:style-name="P44"/>
      <text:p text:style-name="P44"/>
      <text:p text:style-name="P44"/>
      <text:p text:style-name="P50"><text:span text:style-name="T14">22</text:span>.行の選択</text:p>
      <text:p text:style-name="P55"/>
      <text:p text:style-name="P44">&gt; SELECT &lt;列名&gt;, …</text:p>
      <text:p text:style-name="P44"><text:tab/>&gt; FROM &lt;テーブル名&gt;</text:p>
      <text:p text:style-name="P44"><text:tab/>&gt; WHERE &lt;条件式&gt;;</text:p>
      <text:p text:style-name="P44"/>
      <text:p text:style-name="P44">・条件式の例</text:p>
      <text:p text:style-name="P44"><text:tab/>WHERE &lt;列名&gt; = &lt;データ１&gt;;<text:tab/><text:tab/>--データ１の行を選択する</text:p>
      <text:p text:style-name="P44"/>
      <text:p text:style-name="P44"/>
      <text:p text:style-name="P44"/>
      <text:p text:style-name="P44"/>
      <text:p text:style-name="P44"/>
      <text:p text:style-name="P44"/>
      <text:p text:style-name="P50"><text:soft-page-break/><text:span text:style-name="T14">23</text:span>.コメント</text:p>
      <text:p text:style-name="P55"/>
      <text:p text:style-name="P38">・１行コメント</text:p>
      <text:p text:style-name="P44">「--」の後に記述する。</text:p>
      <text:p text:style-name="P44"/>
      <text:p text:style-name="P44">&gt; --コメント</text:p>
      <text:p text:style-name="P44"/>
      <text:p text:style-name="P44">・複数行コメント</text:p>
      <text:p text:style-name="P44">「/*」と「*/」で囲った中に記述する。</text:p>
      <text:p text:style-name="P44"/>
      <text:p text:style-name="P44">&gt;/* コメント１</text:p>
      <text:p text:style-name="P44">&gt; コメント２ */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12T09:55:39.718623145</dc:date>
    <meta:editing-duration>PT6H54M49S</meta:editing-duration>
    <meta:editing-cycles>79</meta:editing-cycles>
    <meta:generator>LibreOffice/6.0.7.3$Linux_X86_64 LibreOffice_project/00m0$Build-3</meta:generator>
    <meta:document-statistic meta:table-count="0" meta:image-count="0" meta:object-count="0" meta:page-count="11" meta:paragraph-count="145" meta:word-count="1726" meta:character-count="2577" meta:non-whitespace-character-count="2298"/>
  </office:meta>
</office:document-meta>
</file>